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cabin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hone
keeps auto-correcting “lodge” to “log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the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co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a yakisoba sandw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much for that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I am impressed that you found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s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but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 Panginis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Blanche's nor
my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Those humongous shockwaves are
closin' in on u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conceal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